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7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9">
          <gnm:selection gnm:start-col="14" gnm:start-row="9" gnm:end-col="14" gnm:end-row="9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127" gnm:end-row="10485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21:27:56Z</dc:date>
    <meta:editing-cycles>40</meta:editing-cycles>
    <meta:editing-duration>P1DT1H8M37S</meta:editing-duration>
    <meta:generator>gnumeric/1.12.46</meta:generator>
  </office:meta>
</office:document-meta>
</file>